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masio Eli Gerena IV</text:p>
      <text:p text:style-name="Standard"/>
      <text:p text:style-name="Standard">ATW Capstone Project</text:p>
      <text:p text:style-name="Standard"/>
      <text:p text:style-name="Standard">The cats out the bag and mice are on the run.</text:p>
      <text:p text:style-name="Standard"/>
      <text:p text:style-name="Standard">The electronics.</text:p>
      <text:p text:style-name="Standard"/>
      <text:p text:style-name="Standard">The Arduino will work as a controller allowing a person to remotely play the cat and mouse game over the internet. A potentiometer will control the direction that the animals travel while the goal of the game is to not let the cat get to the mouse hole.</text:p>
      <text:p text:style-name="Standard"/>
      <text:p text:style-name="Standard">The game itself is going to be made using a javascript library. The information will be sent via a get to the website. On receiving the get the direction of travel will change to assist the mice in not being consumed.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asio gerena</meta:initial-creator>
    <meta:creation-date>2014-07-29T11:28:08</meta:creation-date>
    <meta:document-statistic meta:table-count="0" meta:image-count="0" meta:object-count="0" meta:page-count="1" meta:paragraph-count="6" meta:word-count="109" meta:character-count="573"/>
    <dc:date>2014-07-29T11:40:28</dc:date>
    <dc:creator>damasio gerena</dc:creator>
    <meta:editing-duration>PT12M22S</meta:editing-duration>
    <meta:editing-cycles>1</meta:editing-cycles>
    <meta:generator>OpenOffice/4.0.0$Unix OpenOffice.org_project/400m3$Build-9702</meta:generator>
  </office:meta>
</office:document-meta>
</file>